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31_14-24-24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31_15-04-51_000.jpg</text:p>
          </table:table-cell>
          <table:table-cell table:style-name="ce25" office:value-type="string">
            <text:p>:m 記録 / 食べたもの：お菓子類 / 食べる予定：取り置き</text:p>
          </table:table-cell>
          <table:table-cell table:style-name="ce4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3]=&quot;&quot;;[.C3];CONCATENATE([.C3];&quot; / &quot;;[.E3]))" office:value-type="string" office:string-value=":m 記録 / 食べたもの：お菓子類 / 食べる予定：取り置き">
            <text:p>:m 記録 / 食べたもの：お菓子類 / 食べる予定：取り置き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31_17-55-15_000.jpg</text:p>
          </table:table-cell>
          <table:table-cell table:style-name="ce25" office:value-type="string">
            <text:p>:PHOTO 記録 / PC画面 / デスクトップPC / entity=web-archive / 寄付金、入金 / USD:10.75</text:p>
          </table:table-cell>
          <table:table-cell table:style-name="ce17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4" table:formula="of:=IF([.E4]=&quot;&quot;;[.C4];CONCATENATE([.C4];&quot; / &quot;;[.E4]))" office:value-type="string" office:string-value=":PHOTO 記録 / PC画面 / デスクトップPC / entity=web-archive / 寄付金、入金 / USD:10.75">
            <text:p>:PHOTO 記録 / PC画面 / デスクトップPC / entity=web-archive / 寄付金、入金 / USD:10.75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31_20-56-23_000.jpg</text:p>
          </table:table-cell>
          <table:table-cell table:style-name="ce25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01_00-00-07_000.jpg</text:p>
          </table:table-cell>
          <table:table-cell table:style-name="ce25" office:value-type="string">
            <text:p>:m RES 1*1 / free# JVEMV6 68#A.1_4 / 68. theoretical-physics(tp) / A.1. mathematics / topics=多様体；位相空間,w:C~n級関数；C~n級座標近傍系；C~n級m次元微分可能多様体；可微分多様体；C~0級多様体；滑らかな多様体；解析関数；解析多様体,other=~;think~ / N+</text:p>
          </table:table-cell>
          <table:table-cell table:style-name="ce16"/>
          <table:table-cell table:style-name="ce4"/>
          <table:table-cell table:style-name="ce4" office:value-type="string">
            <text:p>N-35-35-28.436279 E-139-34-49.544677</text:p>
          </table:table-cell>
          <table:table-cell table:style-name="ce34" table:formula="of:=IF([.E6]=&quot;&quot;;[.C6];CONCATENATE([.C6];&quot; / &quot;;[.E6]))" office:value-type="string" office:string-value=":m RES 1*1 / free# JVEMV6 68#A.1_4 / 68. theoretical-physics(tp) / A.1. mathematics / topics=多様体；位相空間,w:C~n級関数；C~n級座標近傍系；C~n級m次元微分可能多様体；可微分多様体；C~0級多様体；滑らかな多様体；解析関数；解析多様体,other=~;think~ / N+">
            <text:p>:m RES 1*1 / free# JVEMV6 68#A.1_4 / 68. theoretical-physics(tp) / A.1. mathematics / topics=多様体；位相空間,w:C~n級関数；C~n級座標近傍系；C~n級m次元微分可能多様体；可微分多様体；C~0級多様体；滑らかな多様体；解析関数；解析多様体,other=~;think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1-01-01_00-01-02_000.jpg</text:p>
          </table:table-cell>
          <table:table-cell table:style-name="ce18" office:value-type="string">
            <text:p>:m RES 1*1 / free# JVEMV6 67#_10 / 67. thelogy / topics=神の国：하느님-나라,w:,other=~;think~ / N+</text:p>
          </table:table-cell>
          <table:table-cell table:style-name="ce16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7]=&quot;&quot;;[.C7];CONCATENATE([.C7];&quot; / &quot;;[.E7]))" office:value-type="string" office:string-value=":m RES 1*1 / free# JVEMV6 67#_10 / 67. thelogy / topics=神の国：하느님-나라,w:,other=~;think~ / N+">
            <text:p>:m RES 1*1 / free# JVEMV6 67#_10 / 67. thelogy / topics=神の国：하느님-나라,w:,other=~;think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01_00-06-29_000.jpg</text:p>
          </table:table-cell>
          <table:table-cell table:style-name="ce16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01_00-06-53_000.jpg</text:p>
          </table:table-cell>
          <table:table-cell table:style-name="ce19" office:value-type="string">
            <text:p>:PHOTO 記録 / 経過記録；作ったもの / food=焼酎漬け / material=エゴマ：１パック；liquor=麦焼酎：250ml,time=1229-0022,container=silver-cap:medium / type=通常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エゴマ：１パック；liquor=麦焼酎：250ml,time=1229-0022,container=silver-cap:medium / type=通常">
            <text:p>:PHOTO 記録 / 経過記録；作ったもの / food=焼酎漬け / material=エゴマ：１パック；liquor=麦焼酎：250ml,time=1229-0022,container=silver-cap:medium / type=通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01_00-07-48_000.jpg</text:p>
          </table:table-cell>
          <table:table-cell table:style-name="ce17" office:value-type="string">
            <text:p>:PHOTO 記録 / 経過記録；作ったもの / food=焼酎漬け / material=セージ：１パック；liquor=麦焼酎:200ml,time=1221-0009,container=silver-cap /// liquor=麦焼酎:100ml,time=1221-2354,other=既存取り出し；焼酎追加</text:p>
          </table:table-cell>
          <table:table-cell table:style-name="ce17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セージ：１パック；liquor=麦焼酎:200ml,time=1221-0009,container=silver-cap /// liquor=麦焼酎:100ml,time=1221-2354,other=既存取り出し；焼酎追加">
            <text:p>:PHOTO 記録 / 経過記録；作ったもの / food=焼酎漬け / material=セージ：１パック；liquor=麦焼酎:200ml,time=1221-0009,container=silver-cap /// liquor=麦焼酎:100ml,time=1221-2354,other=既存取り出し；焼酎追加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01_00-08-13_000.jpg</text:p>
          </table:table-cell>
          <table:table-cell table:style-name="ce18" office:value-type="string">
            <text:p>:PHOTO 記録 / 経過記録；作ったもの / food=焼酎漬け / material=セージ：１パック；liquor=麦焼酎:200ml,time=1227-0108,container=silver-cap,other=一日で取り出し /// liquor=麦焼酎:100ml,time=1228-0037,other=既存取り出し；焼酎追加</text:p>
          </table:table-cell>
          <table:table-cell table:style-name="ce18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セージ：１パック；liquor=麦焼酎:200ml,time=1227-0108,container=silver-cap,other=一日で取り出し /// liquor=麦焼酎:100ml,time=1228-0037,other=既存取り出し；焼酎追加">
            <text:p>:PHOTO 記録 / 経過記録；作ったもの / food=焼酎漬け / material=セージ：１パック；liquor=麦焼酎:200ml,time=1227-0108,container=silver-cap,other=一日で取り出し /// liquor=麦焼酎:100ml,time=1228-0037,other=既存取り出し；焼酎追加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01_00-08-29_000.jpg</text:p>
          </table:table-cell>
          <table:table-cell table:style-name="ce17" office:value-type="string">
            <text:p>:PHOTO 記録 / 経過記録；作ったもの / food=焼酎漬け / material=スペアミント：１パック；liquor=麦焼酎:200ml,time=1227-0108,container=silver-cap,other=~</text:p>
          </table:table-cell>
          <table:table-cell table:style-name="ce16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12]=&quot;&quot;;[.C12];CONCATENATE([.C12];&quot; / &quot;;[.E12]))" office:value-type="string" office:string-value=":PHOTO 記録 / 経過記録；作ったもの / food=焼酎漬け / material=スペアミント：１パック；liquor=麦焼酎:200ml,time=1227-0108,container=silver-cap,other=~">
            <text:p>:PHOTO 記録 / 経過記録；作ったもの / food=焼酎漬け / material=スペアミント：１パック；liquor=麦焼酎:200ml,time=1227-0108,container=silver-cap,other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01_00-08-40_000.jpg</text:p>
          </table:table-cell>
          <table:table-cell table:style-name="ce19" office:value-type="string">
            <text:p>:PHOTO 記録 / 経過記録；作ったもの / food=焼酎漬け / material=ニンニク：４つぶ；liquor=麦焼酎：150ml,time=1229-0022,container=silver-cap / type=通常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13]=&quot;&quot;;[.C13];CONCATENATE([.C13];&quot; / &quot;;[.E13]))" office:value-type="string" office:string-value=":PHOTO 記録 / 経過記録；作ったもの / food=焼酎漬け / material=ニンニク：４つぶ；liquor=麦焼酎：150ml,time=1229-0022,container=silver-cap / type=通常">
            <text:p>:PHOTO 記録 / 経過記録；作ったもの / food=焼酎漬け / material=ニンニク：４つぶ；liquor=麦焼酎：150ml,time=1229-0022,container=silver-cap / type=通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1-01_00-08-59_000.jpg</text:p>
          </table:table-cell>
          <table:table-cell table:style-name="ce16" office:value-type="string">
            <text:p>:PHOTO 記録 / 経過記録；作ったもの / food=焼酎漬け / material=セージ：１パック；liquor=麦焼酎:200ml,time=1227-0108,container=silver-cap,other=一日で取り出し</text:p>
          </table:table-cell>
          <table:table-cell table:style-name="ce18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4" table:formula="of:=IF([.E14]=&quot;&quot;;[.C14];CONCATENATE([.C14];&quot; / &quot;;[.E14]))" office:value-type="string" office:string-value=":PHOTO 記録 / 経過記録；作ったもの / food=焼酎漬け / material=セージ：１パック；liquor=麦焼酎:200ml,time=1227-0108,container=silver-cap,other=一日で取り出し">
            <text:p>:PHOTO 記録 / 経過記録；作ったもの / food=焼酎漬け / material=セージ：１パック；liquor=麦焼酎:200ml,time=1227-0108,container=silver-cap,other=一日で取り出し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1-01_02-05-43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6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4" table:formula="of:=IF([.E15]=&quot;&quot;;[.C15];CONCATENATE([.C15];&quot; / &quot;;[.E15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1-01_02-05-56_000.jpg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4" table:formula="of:=IF([.E16]=&quot;&quot;;[.C16];CONCATENATE([.C16];&quot; / &quot;;[.E16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1-01_06-34-56_000.jpg</text:p>
          </table:table-cell>
          <table:table-cell table:style-name="ce16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4" table:formula="of:=IF([.E17]=&quot;&quot;;[.C17];CONCATENATE([.C17];&quot; / &quot;;[.E1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2021-01-01_07-09-31_000.jpg</text:p>
          </table:table-cell>
          <table:table-cell table:style-name="ce8" office:value-type="string">
            <text:p>:m :plan / やめること：新年 / target=ムリなもの。全部。</text:p>
          </table:table-cell>
          <table:table-cell table:style-name="ce16"/>
          <table:table-cell table:style-name="ce4"/>
          <table:table-cell table:style-name="ce4" office:value-type="string">
            <text:p>N-35-35-28.450012 E-139-34-49.434814</text:p>
          </table:table-cell>
          <table:table-cell table:style-name="ce34" table:formula="of:=IF([.E18]=&quot;&quot;;[.C18];CONCATENATE([.C18];&quot; / &quot;;[.E18]))" office:value-type="string" office:string-value=":m :plan / やめること：新年 / target=ムリなもの。全部。">
            <text:p>:m :plan / やめること：新年 / target=ムリなもの。全部。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31_19-48-23_000.mp4</text:p>
          </table:table-cell>
          <table:table-cell table:style-name="ce8" office:value-type="string">
            <text:p>:VIDEO / @宮前平公園：南西側：歩道出入り口付近 / 記録 / 周囲の状況：大晦日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VIDEO / @宮前平公園：南西側：歩道出入り口付近 / 記録 / 周囲の状況：大晦日">
            <text:p>:VIDEO / @宮前平公園：南西側：歩道出入り口付近 / 記録 / 周囲の状況：大晦日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1">2021/01/01</text:date>, <text:time>13:29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01T13:29:03.72</dc:date>
    <dc:creator>iwabuchi ken</dc:creator>
    <meta:editing-duration>P29DT22H39M42S</meta:editing-duration>
    <meta:editing-cycles>11146</meta:editing-cycles>
    <meta:document-statistic meta:table-count="1" meta:cell-count="470" meta:object-count="0"/>
  </office:meta>
</office:document-meta>
</file>